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cm" svg:height="4cm" svg:x="6cm" svg:y="5.1cm">
          <text:p text:style-name="P1">Genesys-Pro</text:p>
        </draw:rect>
        <draw:line draw:style-name="gr2" draw:text-style-name="P1" draw:layer="layout" svg:x1="2.5cm" svg:y1="7.4cm" svg:x2="6cm" svg:y2="7.4cm">
          <text:p text:style-name="P1">test<text:line-break/>template</text:p>
        </draw:line>
        <draw:line draw:style-name="gr2" draw:text-style-name="P1" draw:layer="layout" svg:x1="11cm" svg:y1="7.4cm" svg:x2="14.5cm" svg:y2="7.4cm">
          <text:p text:style-name="P1">test<text:line-break/>program</text:p>
        </draw:line>
        <draw:line draw:style-name="gr2" draw:text-style-name="P1" draw:layer="layout" svg:x1="7cm" svg:y1="2.5cm" svg:x2="7cm" svg:y2="5cm">
          <text:p/>
        </draw:line>
        <draw:frame draw:style-name="gr3" draw:text-style-name="P2" draw:layer="layout" svg:width="3.952cm" svg:height="1.675cm" svg:x="2.8cm" svg:y="2.7cm">
          <draw:text-box>
            <text:p text:style-name="P2">architectural<text:line-break/>model</text:p>
          </draw:text-box>
        </draw:frame>
        <draw:line draw:style-name="gr2" draw:text-style-name="P1" draw:layer="layout" svg:x1="9.5cm" svg:y1="2.5cm" svg:x2="9.5cm" svg:y2="5cm">
          <text:p/>
        </draw:line>
        <draw:frame draw:style-name="gr3" draw:text-style-name="P2" draw:layer="layout" svg:width="3.512cm" svg:height="1.675cm" svg:x="9.7cm" svg:y="2.7cm">
          <draw:text-box>
            <text:p text:style-name="P3">testing<text:line-break/>knowled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1T14:14:08.06</meta:creation-date>
    <dc:date>2009-07-31T14:18:33.53</dc:date>
    <meta:editing-duration>PT00H04M25S</meta:editing-duration>
    <meta:editing-cycles>1</meta:editing-cycles>
    <meta:document-statistic meta:object-count="7"/>
    <meta:generator>OpenOffice.org/3.1$Win32 OpenOffice.org_project/310m11$Build-9399</meta:generator>
  </office:meta>
</office:document-meta>
</file>